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1589f7" officeooo:paragraph-rsid="001589f7"/>
    </style:style>
    <style:style style:name="P2" style:family="paragraph" style:parent-style-name="Standard">
      <style:text-properties officeooo:rsid="0016ac0b" officeooo:paragraph-rsid="0016ac0b"/>
    </style:style>
    <style:style style:name="P3" style:family="paragraph" style:parent-style-name="Standard">
      <style:text-properties officeooo:rsid="001b0be2" officeooo:paragraph-rsid="001b0be2"/>
    </style:style>
    <style:style style:name="P4" style:family="paragraph" style:parent-style-name="Standard">
      <style:text-properties officeooo:rsid="001c4a69" officeooo:paragraph-rsid="001c4a69"/>
    </style:style>
    <style:style style:name="P5" style:family="paragraph" style:parent-style-name="Standard">
      <style:text-properties officeooo:rsid="001ea516" officeooo:paragraph-rsid="001ea516"/>
    </style:style>
    <style:style style:name="P6" style:family="paragraph" style:parent-style-name="Standard">
      <style:text-properties officeooo:rsid="001ed8cb" officeooo:paragraph-rsid="001ed8cb"/>
    </style:style>
    <style:style style:name="P7" style:family="paragraph" style:parent-style-name="Standard">
      <style:text-properties officeooo:rsid="00209bdf" officeooo:paragraph-rsid="00209bdf"/>
    </style:style>
    <style:style style:name="P8" style:family="paragraph" style:parent-style-name="Standard">
      <style:text-properties officeooo:rsid="0021d76a" officeooo:paragraph-rsid="0021d76a"/>
    </style:style>
    <style:style style:name="P9" style:family="paragraph" style:parent-style-name="Standard">
      <style:text-properties officeooo:rsid="0022b6d0" officeooo:paragraph-rsid="0022b6d0"/>
    </style:style>
    <style:style style:name="P10" style:family="paragraph" style:parent-style-name="Standard">
      <style:text-properties officeooo:rsid="00241a75" officeooo:paragraph-rsid="00241a75"/>
    </style:style>
    <style:style style:name="P11" style:family="paragraph" style:parent-style-name="Standard">
      <style:text-properties officeooo:rsid="002944f5" officeooo:paragraph-rsid="002944f5"/>
    </style:style>
    <style:style style:name="P12" style:family="paragraph" style:parent-style-name="Standard">
      <style:text-properties officeooo:rsid="002b0dd6" officeooo:paragraph-rsid="002b0dd6"/>
    </style:style>
    <style:style style:name="P13" style:family="paragraph" style:parent-style-name="Standard">
      <style:text-properties officeooo:rsid="002d1928" officeooo:paragraph-rsid="002d1928"/>
    </style:style>
    <style:style style:name="P14" style:family="paragraph" style:parent-style-name="Standard">
      <style:text-properties officeooo:rsid="002eb66c" officeooo:paragraph-rsid="002eb66c"/>
    </style:style>
    <style:style style:name="P15" style:family="paragraph" style:parent-style-name="Standard">
      <style:text-properties officeooo:rsid="002fb167" officeooo:paragraph-rsid="002fb167"/>
    </style:style>
    <style:style style:name="P16" style:family="paragraph" style:parent-style-name="Standard">
      <style:text-properties officeooo:rsid="0031a875" officeooo:paragraph-rsid="0031a875"/>
    </style:style>
    <style:style style:name="P17" style:family="paragraph" style:parent-style-name="Standard">
      <style:text-properties officeooo:rsid="003447a7" officeooo:paragraph-rsid="003447a7"/>
    </style:style>
    <style:style style:name="P18" style:family="paragraph" style:parent-style-name="Standard">
      <style:text-properties officeooo:rsid="0034d336" officeooo:paragraph-rsid="0034d336"/>
    </style:style>
    <style:style style:name="P19" style:family="paragraph" style:parent-style-name="Standard">
      <style:text-properties officeooo:rsid="00364dcb" officeooo:paragraph-rsid="00364dcb"/>
    </style:style>
    <style:style style:name="P20" style:family="paragraph" style:parent-style-name="Standard">
      <style:text-properties officeooo:rsid="003884e4" officeooo:paragraph-rsid="003884e4"/>
    </style:style>
    <style:style style:name="P21" style:family="paragraph" style:parent-style-name="Standard">
      <style:text-properties officeooo:rsid="0039ed2e" officeooo:paragraph-rsid="0039ed2e"/>
    </style:style>
    <style:style style:name="P22" style:family="paragraph" style:parent-style-name="Standard">
      <style:text-properties officeooo:rsid="003ce4e4" officeooo:paragraph-rsid="003ce4e4"/>
    </style:style>
    <style:style style:name="P23" style:family="paragraph" style:parent-style-name="Standard">
      <style:text-properties officeooo:rsid="003ebe40" officeooo:paragraph-rsid="003ebe40"/>
    </style:style>
    <style:style style:name="P24" style:family="paragraph" style:parent-style-name="Standard">
      <style:text-properties officeooo:rsid="00422ac4" officeooo:paragraph-rsid="00422ac4"/>
    </style:style>
    <style:style style:name="P25" style:family="paragraph" style:parent-style-name="Standard">
      <style:text-properties officeooo:rsid="0042b54f" officeooo:paragraph-rsid="0042b54f"/>
    </style:style>
    <style:style style:name="P26" style:family="paragraph" style:parent-style-name="Standard">
      <style:text-properties officeooo:rsid="0045b071" officeooo:paragraph-rsid="0045b071"/>
    </style:style>
    <style:style style:name="P27" style:family="paragraph" style:parent-style-name="Standard">
      <style:text-properties officeooo:rsid="00493f2d" officeooo:paragraph-rsid="00493f2d"/>
    </style:style>
    <style:style style:name="P28" style:family="paragraph" style:parent-style-name="Standard">
      <style:text-properties officeooo:rsid="004a509c" officeooo:paragraph-rsid="004a509c"/>
    </style:style>
    <style:style style:name="P29" style:family="paragraph" style:parent-style-name="Standard">
      <style:text-properties officeooo:rsid="004bbf2d" officeooo:paragraph-rsid="004bbf2d"/>
    </style:style>
    <style:style style:name="P30" style:family="paragraph" style:parent-style-name="Standard">
      <style:text-properties officeooo:rsid="004c1b4b" officeooo:paragraph-rsid="004c1b4b"/>
    </style:style>
    <style:style style:name="P31" style:family="paragraph" style:parent-style-name="Standard">
      <style:text-properties officeooo:rsid="004cfbd1" officeooo:paragraph-rsid="004cfbd1"/>
    </style:style>
    <style:style style:name="P32" style:family="paragraph" style:parent-style-name="Standard">
      <style:text-properties officeooo:rsid="005076cc" officeooo:paragraph-rsid="005076cc"/>
    </style:style>
    <style:style style:name="P33" style:family="paragraph" style:parent-style-name="Standard">
      <style:text-properties officeooo:rsid="005156fa" officeooo:paragraph-rsid="005156fa"/>
    </style:style>
    <style:style style:name="P34" style:family="paragraph" style:parent-style-name="Standard">
      <style:text-properties officeooo:rsid="0052e12f" officeooo:paragraph-rsid="0052e12f"/>
    </style:style>
    <style:style style:name="P35" style:family="paragraph" style:parent-style-name="Standard">
      <style:text-properties officeooo:rsid="00548661" officeooo:paragraph-rsid="00548661"/>
    </style:style>
    <style:style style:name="P36" style:family="paragraph" style:parent-style-name="Standard">
      <style:text-properties officeooo:rsid="005a01aa" officeooo:paragraph-rsid="005a01aa"/>
    </style:style>
    <style:style style:name="P37" style:family="paragraph" style:parent-style-name="Standard">
      <style:text-properties officeooo:rsid="005a3425" officeooo:paragraph-rsid="005a3425"/>
    </style:style>
    <style:style style:name="P38" style:family="paragraph" style:parent-style-name="Standard">
      <style:text-properties officeooo:rsid="005c7de7" officeooo:paragraph-rsid="005c7de7"/>
    </style:style>
    <style:style style:name="P39" style:family="paragraph" style:parent-style-name="Standard">
      <style:text-properties officeooo:rsid="005f3a6f" officeooo:paragraph-rsid="005f3a6f"/>
    </style:style>
    <style:style style:name="P40" style:family="paragraph" style:parent-style-name="Standard">
      <style:text-properties officeooo:rsid="006211f6" officeooo:paragraph-rsid="006211f6"/>
    </style:style>
    <style:style style:name="P41" style:family="paragraph" style:parent-style-name="Standard">
      <style:text-properties officeooo:rsid="0069b1f4" officeooo:paragraph-rsid="0069b1f4"/>
    </style:style>
    <style:style style:name="P42" style:family="paragraph" style:parent-style-name="Standard">
      <style:text-properties officeooo:rsid="0069bc4b" officeooo:paragraph-rsid="0069bc4b"/>
    </style:style>
    <style:style style:name="P43" style:family="paragraph" style:parent-style-name="Standard">
      <style:text-properties officeooo:rsid="006a79f8" officeooo:paragraph-rsid="006a79f8"/>
    </style:style>
    <style:style style:name="P44" style:family="paragraph" style:parent-style-name="Standard">
      <style:text-properties officeooo:rsid="006ef8ba" officeooo:paragraph-rsid="006ef8ba"/>
    </style:style>
    <style:style style:name="P45" style:family="paragraph" style:parent-style-name="Standard">
      <style:text-properties officeooo:rsid="006fccc6" officeooo:paragraph-rsid="006fccc6"/>
    </style:style>
    <style:style style:name="P46" style:family="paragraph" style:parent-style-name="Standard">
      <style:text-properties officeooo:rsid="00707a84" officeooo:paragraph-rsid="00707a84"/>
    </style:style>
    <style:style style:name="P47" style:family="paragraph" style:parent-style-name="Standard">
      <style:text-properties officeooo:rsid="007242a9" officeooo:paragraph-rsid="007242a9"/>
    </style:style>
    <style:style style:name="P48" style:family="paragraph" style:parent-style-name="Standard">
      <style:text-properties officeooo:rsid="007345e4" officeooo:paragraph-rsid="007345e4"/>
    </style:style>
    <style:style style:name="P49" style:family="paragraph" style:parent-style-name="Standard">
      <style:text-properties officeooo:rsid="0077aa01" officeooo:paragraph-rsid="0077aa01"/>
    </style:style>
    <style:style style:name="P50" style:family="paragraph" style:parent-style-name="Standard">
      <style:text-properties officeooo:rsid="007893d2" officeooo:paragraph-rsid="007893d2"/>
    </style:style>
    <style:style style:name="P51" style:family="paragraph" style:parent-style-name="Standard">
      <style:text-properties officeooo:rsid="007bc4bf" officeooo:paragraph-rsid="007bc4bf"/>
    </style:style>
    <style:style style:name="P52" style:family="paragraph" style:parent-style-name="Standard">
      <style:text-properties officeooo:rsid="007da52c" officeooo:paragraph-rsid="007da52c"/>
    </style:style>
    <style:style style:name="P53" style:family="paragraph" style:parent-style-name="Standard">
      <style:text-properties officeooo:rsid="00802099" officeooo:paragraph-rsid="00802099"/>
    </style:style>
    <style:style style:name="P54" style:family="paragraph" style:parent-style-name="Standard">
      <style:text-properties officeooo:rsid="0080f77b" officeooo:paragraph-rsid="0080f77b"/>
    </style:style>
    <style:style style:name="P55" style:family="paragraph" style:parent-style-name="Standard">
      <style:text-properties officeooo:rsid="0082b782" officeooo:paragraph-rsid="0082b782"/>
    </style:style>
    <style:style style:name="P56" style:family="paragraph" style:parent-style-name="Standard">
      <style:text-properties officeooo:rsid="008381b0" officeooo:paragraph-rsid="008381b0"/>
    </style:style>
    <style:style style:name="P57" style:family="paragraph" style:parent-style-name="Standard">
      <style:text-properties officeooo:rsid="0085623c" officeooo:paragraph-rsid="0085623c"/>
    </style:style>
    <style:style style:name="P58" style:family="paragraph" style:parent-style-name="Standard">
      <style:text-properties officeooo:rsid="00868055" officeooo:paragraph-rsid="00868055"/>
    </style:style>
    <style:style style:name="P59" style:family="paragraph" style:parent-style-name="Standard">
      <style:text-properties officeooo:rsid="0088c428" officeooo:paragraph-rsid="0088c428"/>
    </style:style>
    <style:style style:name="P60" style:family="paragraph" style:parent-style-name="Standard">
      <style:text-properties officeooo:rsid="008c8c96" officeooo:paragraph-rsid="008c8c96"/>
    </style:style>
    <style:style style:name="P61" style:family="paragraph" style:parent-style-name="Standard">
      <style:text-properties officeooo:rsid="008d3183" officeooo:paragraph-rsid="008d3183"/>
    </style:style>
    <style:style style:name="P62" style:family="paragraph" style:parent-style-name="Standard">
      <style:text-properties officeooo:rsid="008e4f81" officeooo:paragraph-rsid="008e4f81"/>
    </style:style>
    <style:style style:name="P63" style:family="paragraph" style:parent-style-name="Standard">
      <style:text-properties officeooo:rsid="0090268d" officeooo:paragraph-rsid="0090268d"/>
    </style:style>
    <style:style style:name="P64" style:family="paragraph" style:parent-style-name="Standard">
      <style:text-properties officeooo:rsid="00976faf" officeooo:paragraph-rsid="00976faf"/>
    </style:style>
    <style:style style:name="P65" style:family="paragraph" style:parent-style-name="Standard">
      <style:text-properties officeooo:rsid="00989266" officeooo:paragraph-rsid="00989266"/>
    </style:style>
    <style:style style:name="P66" style:family="paragraph" style:parent-style-name="Standard">
      <style:text-properties officeooo:rsid="009a01c2" officeooo:paragraph-rsid="009a01c2"/>
    </style:style>
    <style:style style:name="P67" style:family="paragraph" style:parent-style-name="Standard">
      <style:text-properties officeooo:rsid="009a4d39" officeooo:paragraph-rsid="009a4d39"/>
    </style:style>
    <style:style style:name="P68" style:family="paragraph" style:parent-style-name="Standard">
      <style:text-properties officeooo:rsid="009f0f2e" officeooo:paragraph-rsid="009f0f2e"/>
    </style:style>
    <style:style style:name="P69" style:family="paragraph" style:parent-style-name="Standard">
      <style:text-properties officeooo:rsid="00a00ffb" officeooo:paragraph-rsid="00a00ffb"/>
    </style:style>
    <style:style style:name="P70" style:family="paragraph" style:parent-style-name="Standard">
      <style:text-properties officeooo:rsid="00a32cf5" officeooo:paragraph-rsid="00a32cf5"/>
    </style:style>
    <style:style style:name="P71" style:family="paragraph" style:parent-style-name="Standard">
      <style:text-properties officeooo:rsid="00a3ac75" officeooo:paragraph-rsid="00a3ac75"/>
    </style:style>
    <style:style style:name="P72" style:family="paragraph" style:parent-style-name="Standard">
      <style:text-properties officeooo:rsid="00a47a70" officeooo:paragraph-rsid="00a47a70"/>
    </style:style>
    <style:style style:name="P73" style:family="paragraph" style:parent-style-name="Standard">
      <style:text-properties officeooo:rsid="00a7a337" officeooo:paragraph-rsid="00a7a337"/>
    </style:style>
    <style:style style:name="P74" style:family="paragraph" style:parent-style-name="Standard">
      <style:text-properties officeooo:rsid="00a90b82" officeooo:paragraph-rsid="00a90b82"/>
    </style:style>
    <style:style style:name="P75" style:family="paragraph" style:parent-style-name="Standard">
      <style:text-properties officeooo:rsid="00aae7dc" officeooo:paragraph-rsid="00aae7dc"/>
    </style:style>
    <style:style style:name="P76" style:family="paragraph" style:parent-style-name="Standard">
      <style:text-properties officeooo:rsid="00ac44b7" officeooo:paragraph-rsid="00ac44b7"/>
    </style:style>
    <style:style style:name="P77" style:family="paragraph" style:parent-style-name="Standard">
      <style:text-properties officeooo:rsid="00ae955c" officeooo:paragraph-rsid="00ae955c"/>
    </style:style>
    <style:style style:name="P78" style:family="paragraph" style:parent-style-name="Standard">
      <style:text-properties officeooo:rsid="00b07939" officeooo:paragraph-rsid="00b07939"/>
    </style:style>
    <style:style style:name="P79" style:family="paragraph" style:parent-style-name="Standard">
      <style:text-properties officeooo:rsid="00b1b7c4" officeooo:paragraph-rsid="00b1b7c4"/>
    </style:style>
    <style:style style:name="P80" style:family="paragraph" style:parent-style-name="Standard">
      <style:text-properties officeooo:rsid="00b1f4d7" officeooo:paragraph-rsid="00b1f4d7"/>
    </style:style>
    <style:style style:name="P81" style:family="paragraph" style:parent-style-name="Standard">
      <style:text-properties officeooo:rsid="00b2afe7" officeooo:paragraph-rsid="00b2afe7"/>
    </style:style>
    <style:style style:name="P82" style:family="paragraph" style:parent-style-name="Standard">
      <style:text-properties officeooo:rsid="00b4215a" officeooo:paragraph-rsid="00b4215a"/>
    </style:style>
    <style:style style:name="P83" style:family="paragraph" style:parent-style-name="Standard">
      <style:text-properties officeooo:rsid="00b5fac9" officeooo:paragraph-rsid="00b5fac9"/>
    </style:style>
    <style:style style:name="P84" style:family="paragraph" style:parent-style-name="Standard">
      <style:text-properties officeooo:rsid="00b627a7" officeooo:paragraph-rsid="00b627a7"/>
    </style:style>
    <style:style style:name="P85" style:family="paragraph" style:parent-style-name="Standard">
      <style:text-properties officeooo:rsid="00b86d2b" officeooo:paragraph-rsid="00b86d2b"/>
    </style:style>
    <style:style style:name="P86" style:family="paragraph" style:parent-style-name="Standard">
      <style:text-properties officeooo:rsid="00bb1fe8" officeooo:paragraph-rsid="00bb1fe8"/>
    </style:style>
    <style:style style:name="P87" style:family="paragraph" style:parent-style-name="Standard">
      <style:text-properties officeooo:rsid="00bf6556" officeooo:paragraph-rsid="00bf6556"/>
    </style:style>
    <style:style style:name="P88" style:family="paragraph" style:parent-style-name="Standard">
      <style:text-properties officeooo:rsid="00c1412f" officeooo:paragraph-rsid="00c1412f"/>
    </style:style>
    <style:style style:name="P89" style:family="paragraph" style:parent-style-name="Standard">
      <style:text-properties officeooo:rsid="00c1aa50" officeooo:paragraph-rsid="00c1aa50"/>
    </style:style>
    <style:style style:name="P90" style:family="paragraph" style:parent-style-name="Standard">
      <style:text-properties officeooo:rsid="00c27eaf" officeooo:paragraph-rsid="00c27eaf"/>
    </style:style>
    <style:style style:name="P91" style:family="paragraph" style:parent-style-name="Standard">
      <style:text-properties officeooo:rsid="00c3c3e7" officeooo:paragraph-rsid="00c3c3e7"/>
    </style:style>
    <style:style style:name="P92" style:family="paragraph" style:parent-style-name="Standard">
      <style:text-properties officeooo:rsid="00c55442" officeooo:paragraph-rsid="00c55442"/>
    </style:style>
    <style:style style:name="P93" style:family="paragraph" style:parent-style-name="Standard">
      <style:text-properties officeooo:rsid="00c6c4a2" officeooo:paragraph-rsid="00c6c4a2"/>
    </style:style>
    <style:style style:name="P94" style:family="paragraph" style:parent-style-name="Standard">
      <style:text-properties officeooo:rsid="00c72427" officeooo:paragraph-rsid="00c72427"/>
    </style:style>
    <style:style style:name="P95" style:family="paragraph" style:parent-style-name="Standard">
      <style:text-properties officeooo:rsid="00c9fe41" officeooo:paragraph-rsid="00c9fe41"/>
    </style:style>
    <style:style style:name="P96" style:family="paragraph" style:parent-style-name="Standard">
      <style:text-properties officeooo:rsid="00cad0e8" officeooo:paragraph-rsid="00cad0e8"/>
    </style:style>
    <style:style style:name="P97" style:family="paragraph" style:parent-style-name="Standard">
      <style:text-properties officeooo:rsid="00cc7d50" officeooo:paragraph-rsid="00cc7d50"/>
    </style:style>
    <style:style style:name="P98" style:family="paragraph" style:parent-style-name="Standard">
      <style:text-properties officeooo:rsid="00ce9d15" officeooo:paragraph-rsid="00ce9d15"/>
    </style:style>
    <style:style style:name="P99" style:family="paragraph" style:parent-style-name="Standard">
      <style:text-properties officeooo:rsid="00cf7931" officeooo:paragraph-rsid="00cf7931"/>
    </style:style>
    <style:style style:name="P100" style:family="paragraph" style:parent-style-name="Standard">
      <style:text-properties officeooo:rsid="00d0802c" officeooo:paragraph-rsid="00d0802c"/>
    </style:style>
    <style:style style:name="P101" style:family="paragraph" style:parent-style-name="Standard">
      <style:text-properties officeooo:rsid="00d1009c" officeooo:paragraph-rsid="00d1009c"/>
    </style:style>
    <style:style style:name="P102" style:family="paragraph" style:parent-style-name="Standard">
      <style:text-properties officeooo:rsid="00d1dbba" officeooo:paragraph-rsid="00d1dbba"/>
    </style:style>
    <style:style style:name="P103" style:family="paragraph" style:parent-style-name="Standard">
      <style:text-properties officeooo:rsid="00d2931f" officeooo:paragraph-rsid="00d2931f"/>
    </style:style>
    <style:style style:name="P104" style:family="paragraph" style:parent-style-name="Standard">
      <style:text-properties officeooo:rsid="00d5a13c" officeooo:paragraph-rsid="00d5a13c"/>
    </style:style>
    <style:style style:name="P105" style:family="paragraph" style:parent-style-name="Standard">
      <style:text-properties officeooo:rsid="00d84729" officeooo:paragraph-rsid="00d84729"/>
    </style:style>
    <style:style style:name="P106" style:family="paragraph" style:parent-style-name="Standard">
      <style:text-properties officeooo:rsid="00d9cf06" officeooo:paragraph-rsid="00d9cf06"/>
    </style:style>
    <style:style style:name="P107" style:family="paragraph" style:parent-style-name="Standard">
      <style:text-properties officeooo:rsid="00dba758" officeooo:paragraph-rsid="00dba758"/>
    </style:style>
    <style:style style:name="P108" style:family="paragraph" style:parent-style-name="Standard">
      <style:text-properties officeooo:rsid="00de0b78" officeooo:paragraph-rsid="00de0b78"/>
    </style:style>
    <style:style style:name="P109" style:family="paragraph" style:parent-style-name="Standard">
      <style:text-properties officeooo:rsid="00de9d9a" officeooo:paragraph-rsid="00de9d9a"/>
    </style:style>
    <style:style style:name="P110" style:family="paragraph" style:parent-style-name="Standard">
      <style:text-properties officeooo:rsid="00deb12f" officeooo:paragraph-rsid="00deb12f"/>
    </style:style>
    <style:style style:name="P111" style:family="paragraph" style:parent-style-name="Standard">
      <style:text-properties officeooo:rsid="00df4329" officeooo:paragraph-rsid="00df4329"/>
    </style:style>
    <style:style style:name="P112" style:family="paragraph" style:parent-style-name="Standard">
      <style:text-properties officeooo:rsid="00e2a687" officeooo:paragraph-rsid="00e2a687"/>
    </style:style>
    <style:style style:name="P113" style:family="paragraph" style:parent-style-name="Standard">
      <style:text-properties officeooo:rsid="00e78419" officeooo:paragraph-rsid="00e78419"/>
    </style:style>
    <style:style style:name="P114" style:family="paragraph" style:parent-style-name="Standard">
      <style:text-properties officeooo:rsid="00ec364b" officeooo:paragraph-rsid="00ec364b"/>
    </style:style>
    <style:style style:name="P115" style:family="paragraph" style:parent-style-name="Standard">
      <style:text-properties officeooo:rsid="00edba97" officeooo:paragraph-rsid="00edba97"/>
    </style:style>
    <style:style style:name="P116" style:family="paragraph" style:parent-style-name="Standard">
      <style:text-properties officeooo:rsid="00ef3f76" officeooo:paragraph-rsid="00ef3f76"/>
    </style:style>
    <style:style style:name="P117" style:family="paragraph" style:parent-style-name="Standard">
      <style:text-properties officeooo:rsid="00f29596" officeooo:paragraph-rsid="00f29596"/>
    </style:style>
    <style:style style:name="P118" style:family="paragraph" style:parent-style-name="Standard">
      <style:text-properties officeooo:rsid="00f31e7f" officeooo:paragraph-rsid="00f31e7f"/>
    </style:style>
    <style:style style:name="P119" style:family="paragraph" style:parent-style-name="Standard">
      <style:text-properties officeooo:rsid="00f35b71" officeooo:paragraph-rsid="00f35b71"/>
    </style:style>
    <style:style style:name="P120" style:family="paragraph" style:parent-style-name="Standard">
      <style:text-properties officeooo:rsid="00f35dfa" officeooo:paragraph-rsid="00f35dfa"/>
    </style:style>
    <style:style style:name="P121" style:family="paragraph" style:parent-style-name="Standard">
      <style:text-properties officeooo:rsid="00f3722b" officeooo:paragraph-rsid="00f3722b"/>
    </style:style>
    <style:style style:name="P122" style:family="paragraph" style:parent-style-name="Standard">
      <style:text-properties officeooo:rsid="00f8368b" officeooo:paragraph-rsid="00f8368b"/>
    </style:style>
    <style:style style:name="P123" style:family="paragraph" style:parent-style-name="Standard">
      <style:text-properties officeooo:rsid="00f9f00f" officeooo:paragraph-rsid="00f9f00f"/>
    </style:style>
    <style:style style:name="P124" style:family="paragraph" style:parent-style-name="Standard">
      <style:text-properties officeooo:rsid="00fbc0b5" officeooo:paragraph-rsid="00fbc0b5"/>
    </style:style>
    <style:style style:name="P125" style:family="paragraph" style:parent-style-name="Standard">
      <style:text-properties officeooo:rsid="00fee9e4" officeooo:paragraph-rsid="00fee9e4"/>
    </style:style>
    <style:style style:name="P126" style:family="paragraph" style:parent-style-name="Standard">
      <style:text-properties officeooo:rsid="010229a6" officeooo:paragraph-rsid="010229a6"/>
    </style:style>
    <style:style style:name="P127" style:family="paragraph" style:parent-style-name="Standard">
      <style:text-properties officeooo:rsid="0103d914" officeooo:paragraph-rsid="0103d914"/>
    </style:style>
    <style:style style:name="P128" style:family="paragraph" style:parent-style-name="Standard">
      <style:text-properties officeooo:rsid="010568d4" officeooo:paragraph-rsid="010568d4"/>
    </style:style>
    <style:style style:name="P129" style:family="paragraph" style:parent-style-name="Standard">
      <style:text-properties officeooo:rsid="010672f5" officeooo:paragraph-rsid="010672f5"/>
    </style:style>
    <style:style style:name="P130" style:family="paragraph" style:parent-style-name="Standard">
      <style:text-properties officeooo:rsid="01078e2f" officeooo:paragraph-rsid="01078e2f"/>
    </style:style>
    <style:style style:name="P131" style:family="paragraph" style:parent-style-name="Standard">
      <style:text-properties officeooo:rsid="010aff6d" officeooo:paragraph-rsid="010aff6d"/>
    </style:style>
    <style:style style:name="P132" style:family="paragraph" style:parent-style-name="Standard">
      <style:text-properties officeooo:rsid="010c82e1" officeooo:paragraph-rsid="010c82e1"/>
    </style:style>
    <style:style style:name="P133" style:family="paragraph" style:parent-style-name="Standard">
      <style:text-properties officeooo:rsid="010d1cad" officeooo:paragraph-rsid="010d1cad"/>
    </style:style>
    <style:style style:name="P134" style:family="paragraph" style:parent-style-name="Standard">
      <style:text-properties officeooo:rsid="0110c342" officeooo:paragraph-rsid="0110c342"/>
    </style:style>
    <style:style style:name="P135" style:family="paragraph" style:parent-style-name="Standard">
      <style:text-properties officeooo:rsid="01140abe" officeooo:paragraph-rsid="01140abe"/>
    </style:style>
    <style:style style:name="P136" style:family="paragraph" style:parent-style-name="Standard">
      <style:text-properties officeooo:rsid="0116aa57" officeooo:paragraph-rsid="0116aa57"/>
    </style:style>
    <style:style style:name="P137" style:family="paragraph" style:parent-style-name="Standard">
      <style:text-properties officeooo:rsid="011b6e4f" officeooo:paragraph-rsid="011b6e4f"/>
    </style:style>
    <style:style style:name="P138" style:family="paragraph" style:parent-style-name="Standard">
      <style:text-properties officeooo:rsid="0122815d" officeooo:paragraph-rsid="0122f750"/>
    </style:style>
    <style:style style:name="P139" style:family="paragraph" style:parent-style-name="Standard">
      <style:text-properties officeooo:rsid="0122815d" officeooo:paragraph-rsid="0124f611"/>
    </style:style>
    <style:style style:name="P140" style:family="paragraph" style:parent-style-name="Standard">
      <style:text-properties officeooo:rsid="0122815d" officeooo:paragraph-rsid="0122815d"/>
    </style:style>
    <style:style style:name="T1" style:family="text">
      <style:text-properties officeooo:rsid="0017d687"/>
    </style:style>
    <style:style style:name="T2" style:family="text">
      <style:text-properties officeooo:rsid="0019af4a"/>
    </style:style>
    <style:style style:name="T3" style:family="text">
      <style:text-properties officeooo:rsid="001b981c"/>
    </style:style>
    <style:style style:name="T4" style:family="text">
      <style:text-properties officeooo:rsid="001dc25a"/>
    </style:style>
    <style:style style:name="T5" style:family="text">
      <style:text-properties officeooo:rsid="00225ed3"/>
    </style:style>
    <style:style style:name="T6" style:family="text">
      <style:text-properties officeooo:rsid="0024ebc7"/>
    </style:style>
    <style:style style:name="T7" style:family="text">
      <style:text-properties officeooo:rsid="0026c381"/>
    </style:style>
    <style:style style:name="T8" style:family="text">
      <style:text-properties officeooo:rsid="00288b42"/>
    </style:style>
    <style:style style:name="T9" style:family="text">
      <style:text-properties officeooo:rsid="002a6bbd"/>
    </style:style>
    <style:style style:name="T10" style:family="text">
      <style:text-properties officeooo:rsid="002c09fb"/>
    </style:style>
    <style:style style:name="T11" style:family="text">
      <style:text-properties officeooo:rsid="002fb167"/>
    </style:style>
    <style:style style:name="T12" style:family="text">
      <style:text-properties officeooo:rsid="0032d91c"/>
    </style:style>
    <style:style style:name="T13" style:family="text">
      <style:text-properties officeooo:rsid="0034f9eb"/>
    </style:style>
    <style:style style:name="T14" style:family="text">
      <style:text-properties officeooo:rsid="0037406b"/>
    </style:style>
    <style:style style:name="T15" style:family="text">
      <style:text-properties officeooo:rsid="0039c130"/>
    </style:style>
    <style:style style:name="T16" style:family="text">
      <style:text-properties officeooo:rsid="003b8f5b"/>
    </style:style>
    <style:style style:name="T17" style:family="text">
      <style:text-properties officeooo:rsid="003bf935"/>
    </style:style>
    <style:style style:name="T18" style:family="text">
      <style:text-properties officeooo:rsid="004009b2"/>
    </style:style>
    <style:style style:name="T19" style:family="text">
      <style:text-properties officeooo:rsid="0043c271"/>
    </style:style>
    <style:style style:name="T20" style:family="text">
      <style:text-properties officeooo:rsid="004ae33e"/>
    </style:style>
    <style:style style:name="T21" style:family="text">
      <style:text-properties officeooo:rsid="004eeb46"/>
    </style:style>
    <style:style style:name="T22" style:family="text">
      <style:text-properties officeooo:rsid="005419d7"/>
    </style:style>
    <style:style style:name="T23" style:family="text">
      <style:text-properties officeooo:rsid="00559c9c"/>
    </style:style>
    <style:style style:name="T24" style:family="text">
      <style:text-properties officeooo:rsid="00548d0b"/>
    </style:style>
    <style:style style:name="T25" style:family="text">
      <style:text-properties officeooo:rsid="0056fb79"/>
    </style:style>
    <style:style style:name="T26" style:family="text">
      <style:text-properties officeooo:rsid="005ad315"/>
    </style:style>
    <style:style style:name="T27" style:family="text">
      <style:text-properties officeooo:rsid="005deb43"/>
    </style:style>
    <style:style style:name="T28" style:family="text">
      <style:text-properties officeooo:rsid="00640960"/>
    </style:style>
    <style:style style:name="T29" style:family="text">
      <style:text-properties officeooo:rsid="0065c594"/>
    </style:style>
    <style:style style:name="T30" style:family="text">
      <style:text-properties officeooo:rsid="00666b68"/>
    </style:style>
    <style:style style:name="T31" style:family="text">
      <style:text-properties officeooo:rsid="006834da"/>
    </style:style>
    <style:style style:name="T32" style:family="text">
      <style:text-properties officeooo:rsid="006af722"/>
    </style:style>
    <style:style style:name="T33" style:family="text">
      <style:text-properties officeooo:rsid="006d2442"/>
    </style:style>
    <style:style style:name="T34" style:family="text">
      <style:text-properties officeooo:rsid="006d3aac"/>
    </style:style>
    <style:style style:name="T35" style:family="text">
      <style:text-properties officeooo:rsid="00718c61"/>
    </style:style>
    <style:style style:name="T36" style:family="text">
      <style:text-properties officeooo:rsid="00741a4f"/>
    </style:style>
    <style:style style:name="T37" style:family="text">
      <style:text-properties officeooo:rsid="0075503f"/>
    </style:style>
    <style:style style:name="T38" style:family="text">
      <style:text-properties officeooo:rsid="00772498"/>
    </style:style>
    <style:style style:name="T39" style:family="text">
      <style:text-properties officeooo:rsid="00784da0"/>
    </style:style>
    <style:style style:name="T40" style:family="text">
      <style:text-properties officeooo:rsid="007a3c30"/>
    </style:style>
    <style:style style:name="T41" style:family="text">
      <style:text-properties officeooo:rsid="007e5a83"/>
    </style:style>
    <style:style style:name="T42" style:family="text">
      <style:text-properties officeooo:rsid="008849a7"/>
    </style:style>
    <style:style style:name="T43" style:family="text">
      <style:text-properties officeooo:rsid="008a8ee8"/>
    </style:style>
    <style:style style:name="T44" style:family="text">
      <style:text-properties officeooo:rsid="008e5ade"/>
    </style:style>
    <style:style style:name="T45" style:family="text">
      <style:text-properties officeooo:rsid="0091eff2"/>
    </style:style>
    <style:style style:name="T46" style:family="text">
      <style:text-properties officeooo:rsid="0093e894"/>
    </style:style>
    <style:style style:name="T47" style:family="text">
      <style:text-properties officeooo:rsid="0095bc39"/>
    </style:style>
    <style:style style:name="T48" style:family="text">
      <style:text-properties officeooo:rsid="009c3eb9"/>
    </style:style>
    <style:style style:name="T49" style:family="text">
      <style:text-properties officeooo:rsid="009e2baa"/>
    </style:style>
    <style:style style:name="T50" style:family="text">
      <style:text-properties officeooo:rsid="00a0a105"/>
    </style:style>
    <style:style style:name="T51" style:family="text">
      <style:text-properties officeooo:rsid="00a5bae0"/>
    </style:style>
    <style:style style:name="T52" style:family="text">
      <style:text-properties officeooo:rsid="00ab06d4"/>
    </style:style>
    <style:style style:name="T53" style:family="text">
      <style:text-properties officeooo:rsid="00adf712"/>
    </style:style>
    <style:style style:name="T54" style:family="text">
      <style:text-properties officeooo:rsid="00b03606"/>
    </style:style>
    <style:style style:name="T55" style:family="text">
      <style:text-properties officeooo:rsid="00b18ea9"/>
    </style:style>
    <style:style style:name="T56" style:family="text">
      <style:text-properties officeooo:rsid="00b6f405"/>
    </style:style>
    <style:style style:name="T57" style:family="text">
      <style:text-properties officeooo:rsid="00b9cc7e"/>
    </style:style>
    <style:style style:name="T58" style:family="text">
      <style:text-properties officeooo:rsid="00bda2af"/>
    </style:style>
    <style:style style:name="T59" style:family="text">
      <style:text-properties officeooo:rsid="00bebe61"/>
    </style:style>
    <style:style style:name="T60" style:family="text">
      <style:text-properties officeooo:rsid="00c0b515"/>
    </style:style>
    <style:style style:name="T61" style:family="text">
      <style:text-properties officeooo:rsid="00c17cdb"/>
    </style:style>
    <style:style style:name="T62" style:family="text">
      <style:text-properties officeooo:rsid="00c2370f"/>
    </style:style>
    <style:style style:name="T63" style:family="text">
      <style:text-properties officeooo:rsid="00c3499f"/>
    </style:style>
    <style:style style:name="T64" style:family="text">
      <style:text-properties officeooo:rsid="00c4a8af"/>
    </style:style>
    <style:style style:name="T65" style:family="text">
      <style:text-properties officeooo:rsid="00c83edd"/>
    </style:style>
    <style:style style:name="T66" style:family="text">
      <style:text-properties officeooo:rsid="00ca2dfb"/>
    </style:style>
    <style:style style:name="T67" style:family="text">
      <style:text-properties officeooo:rsid="00cbbebc"/>
    </style:style>
    <style:style style:name="T68" style:family="text">
      <style:text-properties officeooo:rsid="00cce028"/>
    </style:style>
    <style:style style:name="T69" style:family="text">
      <style:text-properties officeooo:rsid="00d70705"/>
    </style:style>
    <style:style style:name="T70" style:family="text">
      <style:text-properties officeooo:rsid="00dda6e0"/>
    </style:style>
    <style:style style:name="T71" style:family="text">
      <style:text-properties officeooo:rsid="00dfd2a8"/>
    </style:style>
    <style:style style:name="T72" style:family="text">
      <style:text-properties officeooo:rsid="00e1243b"/>
    </style:style>
    <style:style style:name="T73" style:family="text">
      <style:text-properties officeooo:rsid="00e3c6f1"/>
    </style:style>
    <style:style style:name="T74" style:family="text">
      <style:text-properties officeooo:rsid="00e59c6f"/>
    </style:style>
    <style:style style:name="T75" style:family="text">
      <style:text-properties officeooo:rsid="00e861d8"/>
    </style:style>
    <style:style style:name="T76" style:family="text">
      <style:text-properties officeooo:rsid="00ea3fc3"/>
    </style:style>
    <style:style style:name="T77" style:family="text">
      <style:text-properties officeooo:rsid="00ec0c26"/>
    </style:style>
    <style:style style:name="T78" style:family="text">
      <style:text-properties officeooo:rsid="00edb30e"/>
    </style:style>
    <style:style style:name="T79" style:family="text">
      <style:text-properties officeooo:rsid="00ee606e"/>
    </style:style>
    <style:style style:name="T80" style:family="text">
      <style:text-properties officeooo:rsid="00f13413"/>
    </style:style>
    <style:style style:name="T81" style:family="text">
      <style:text-properties officeooo:rsid="00f2ea37"/>
    </style:style>
    <style:style style:name="T82" style:family="text">
      <style:text-properties officeooo:rsid="00f535a1"/>
    </style:style>
    <style:style style:name="T83" style:family="text">
      <style:text-properties officeooo:rsid="00f63aa1"/>
    </style:style>
    <style:style style:name="T84" style:family="text">
      <style:text-properties officeooo:rsid="00f9fcfb"/>
    </style:style>
    <style:style style:name="T85" style:family="text">
      <style:text-properties officeooo:rsid="00fda0b3"/>
    </style:style>
    <style:style style:name="T86" style:family="text">
      <style:text-properties officeooo:rsid="010015cd"/>
    </style:style>
    <style:style style:name="T87" style:family="text">
      <style:text-properties officeooo:rsid="010087b4"/>
    </style:style>
    <style:style style:name="T88" style:family="text">
      <style:text-properties officeooo:rsid="0104fbd5"/>
    </style:style>
    <style:style style:name="T89" style:family="text">
      <style:text-properties officeooo:rsid="010744fc"/>
    </style:style>
    <style:style style:name="T90" style:family="text">
      <style:text-properties officeooo:rsid="0107a4d9"/>
    </style:style>
    <style:style style:name="T91" style:family="text">
      <style:text-properties officeooo:rsid="01090e44"/>
    </style:style>
    <style:style style:name="T92" style:family="text">
      <style:text-properties officeooo:rsid="010f083e"/>
    </style:style>
    <style:style style:name="T93" style:family="text">
      <style:text-properties officeooo:rsid="0112c089"/>
    </style:style>
    <style:style style:name="T94" style:family="text">
      <style:text-properties officeooo:rsid="01153813"/>
    </style:style>
    <style:style style:name="T95" style:family="text">
      <style:text-properties officeooo:rsid="011809e9"/>
    </style:style>
    <style:style style:name="T96" style:family="text">
      <style:text-properties officeooo:rsid="011cff0d"/>
    </style:style>
    <style:style style:name="T97" style:family="text">
      <style:text-properties officeooo:rsid="011e8683"/>
    </style:style>
    <style:style style:name="T98" style:family="text">
      <style:text-properties officeooo:rsid="011fc030"/>
    </style:style>
    <style:style style:name="T99" style:family="text">
      <style:text-properties officeooo:rsid="0122f750"/>
    </style:style>
    <style:style style:name="T100" style:family="text">
      <style:text-properties officeooo:rsid="0124f6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ectrum, the color of spectrum, the color of spectrum.</text:p>
      <text:p text:style-name="P2">Why do people go missing? Why do people go missing? Top 5 reasons why people go missing. Top 5 reasons why people go missing. <text:span text:style-name="T1">Kidnapping and missing Persons, kidnapping and missing persons. </text:span><text:span text:style-name="T2">Police concern about increased number of missing persons. Police concern about increased number of missing persons.</text:span></text:p>
      <text:p text:style-name="P3">We face increased workload. We face increased workload. <text:s/><text:span text:style-name="T3">Teachers always complain about their heavy workload. Teachers always complain about their heavy workload.</text:span></text:p>
      <text:p text:style-name="P4">Fushan Menlou reservoir. Fushan menlou reservoir. <text:span text:style-name="T4">Fushan menluo reservoir.</text:span></text:p>
      <text:p text:style-name="P5">What does bad meat smell like? It’s stinky. What does bad meat smell like? It’s stinky. </text:p>
      <text:p text:style-name="P6">The room smelled of rotten vegetables. The room smelled of rotten vegetables.</text:p>
      <text:p text:style-name="P6">Don’t eat rotten meat, throw them away. </text:p>
      <text:p text:style-name="P7">When you lose your money, you lose nothing, when you lose your health, you lose something. But when you lose your character, you lose everything. </text:p>
      <text:p text:style-name="P8">Starlink, Neuralink, Hyperloop. <text:s/><text:span text:style-name="T5">Starlink, neuralink, hyperloop.</text:span></text:p>
      <text:p text:style-name="P9">15 most sexiest women in the world, 15 most sexiest women in the world.</text:p>
      <text:p text:style-name="P10">Bull market and bear market, <text:span text:style-name="T6">investment strategy in bear market. </text:span><text:span text:style-name="T7">Investment strategy in bear market. <text:s/></text:span><text:span text:style-name="T8">A bear market is coming. A bear market is coming. How to make money in bear market? How to make money in bear market? </text:span></text:p>
      <text:p text:style-name="P11">Pearls harvest from oysters. Why do conch pearls come from? <text:s/><text:span text:style-name="T9">He gave her pearls for her birthday. Harvesting pearls from oysters. Harvesting pearls from oysters. </text:span></text:p>
      <text:p text:style-name="P12">Shandong Peninsula, The Korean Peninsula, Arabian Peninsula, <text:span text:style-name="T10">Florida Peninsula. </text:span></text:p>
      <text:p text:style-name="P13">Secret service, secret service, The US secret service has responsibility to protect the President from harm. The US secret service has responsibility to protect the President from harm. </text:p>
      <text:p text:style-name="P14">Password Authentication, <text:span text:style-name="T11">authentication is required to install, update or remove packages. </text:span></text:p>
      <text:p text:style-name="P15">Facebook enables two factor authentication. Facebook enables 2 factor authentication. </text:p>
      <text:p text:style-name="P16">Persistent vegetative state, persistent vegetative <text:span text:style-name="T12">state, persistent vegetative state.</text:span></text:p>
      <text:p text:style-name="P17">Why doing a postdoc is wasting time for most PhDs. Why doing a postdoc is wasting time for most PhDs.</text:p>
      <text:p text:style-name="P18">The Black Hole, <text:span text:style-name="T13">NASA science, why would you see if you fall into a black hole? </text:span></text:p>
      <text:p text:style-name="P19">Hairtail <text:span text:style-name="T14">fish</text:span>, hairtail <text:span text:style-name="T14">fish</text:span>, large head hairtail fish. <text:s/><text:span text:style-name="T14">Large head hairtail fish.</text:span></text:p>
      <text:p text:style-name="P20">The capital city of Iran is Tehran. The capital city of Iran is Tehran. <text:span text:style-name="T15">Israel attacks Iran’s capital with explosion booming across Tehran. Israel attacks Iran’s capital with explosion booming across Tehran.</text:span></text:p>
      <text:p text:style-name="P21">I promise to work as quick as possible. <text:s/><text:span text:style-name="T16">I promise to work as quick as possible. Would you mind turning the car off? Would you mind turning the car off? <text:s/></text:span><text:span text:style-name="T17">License and Registration, Please. License and Registration, please. </text:span></text:p>
      <text:p text:style-name="P22">Hi, BYD! Open the sunroof. Hi BYD open the sunroof. </text:p>
      <text:p text:style-name="P23">Let’s go off-road. Let’s go off-road. <text:span text:style-name="T18">Top 30 best off-road vehicles. Top 30 best off-road vehicles. Incredible off-road moment, incredible off-road moment.</text:span></text:p>
      <text:p text:style-name="P24">Homosexual, the homosexual couple is going on a date. The homosexual couple is going on a date. </text:p>
      <text:p text:style-name="P25">Waterproof smart watch for children, <text:span text:style-name="T19">fireproof safe at home. Fireproof safe at home. </text:span></text:p>
      <text:p text:style-name="P26">Fireproof doors and windows, fireproof doors and windows. </text:p>
      <text:p text:style-name="P27">US Navy, Ground Force (army), Air force. US Navy, Ground Force (Army), Air Force.</text:p>
      <text:p text:style-name="P28">Military parade, military parade, Trump’s military parade. <text:span text:style-name="T20">Location, Route and Ticket. </text:span></text:p>
      <text:p text:style-name="P29">Hands in the air. Hands in the air. </text:p>
      <text:p text:style-name="P29">China has a population of 1.4 billion. Yantai has a population of 7 million. </text:p>
      <text:p text:style-name="P30">Billionaire, millionaire. </text:p>
      <text:p text:style-name="P31">Thick fog, thin fog. <text:s/>Heavy rain, strong wind, big house. </text:p>
      <text:p text:style-name="P31">Thick fog, thin fog. <text:span text:style-name="T21">Heavy rain, strong wind, big house. </text:span></text:p>
      <text:p text:style-name="P32">Counterfeit drugs, counterfeit medicine. Counterfeit pills. </text:p>
      <text:p text:style-name="P33">Blood donation certificate, blood donation certificate. </text:p>
      <text:p text:style-name="P34">Manufacturing date, <text:span text:style-name="T22">production</text:span> date, shipping date. Shipping date. Delivery date. Delivery date. </text:p>
      <text:p text:style-name="P35"><text:soft-page-break/>Shelf-life, <text:span text:style-name="T23">expiration date. </text:span><text:s/><text:span text:style-name="T24">the production date is later than the shipping date. <text:s/></text:span><text:span text:style-name="T25">Safely extending shelf life. <text:s/>Safely extending shelf life. </text:span></text:p>
      <text:p text:style-name="P36">How to write a dissertation? How to write a dissertation? A doctoral thesis. A doctoral thesis. </text:p>
      <text:p text:style-name="P37">No begging, no panhandling, no loitering. <text:s/><text:span text:style-name="T26">He was arrested for panhandling. </text:span></text:p>
      <text:p text:style-name="P38">If you get promoted work, don’t tell anyone. How to get promoted at work? <text:span text:style-name="T27">How to get promotion? </text:span></text:p>
      <text:p text:style-name="P39">Me going to bed after knowing tomorrow is a day off. Me going to bed after knowing tomorrow is a day off. </text:p>
      <text:p text:style-name="P40">Shoot down, <text:span text:style-name="T28">shooting down. </text:span><text:span text:style-name="T29">Fake new, new details emerge on Iran shooting down two Israel F-35 fighter jets. <text:s/></text:span><text:span text:style-name="T30">Ukraine shoots down </text:span><text:span text:style-name="T31">Iranian</text:span><text:span text:style-name="T30">-made drones used by Russia Defense Military. </text:span></text:p>
      <text:p text:style-name="P41">Lithium Battery and Solid-State Battery, Anode and Cathode, Anode and Cathode. </text:p>
      <text:p text:style-name="P42">TOYOTA’s breakthrough in Solid-State Battery. </text:p>
      <text:p text:style-name="P43">Orphanage, orphanage, In Yantai City in a orphanage, <text:span text:style-name="T32">newborn twins abandoned in a cardboard box. <text:s/></text:span><text:span text:style-name="T33">In Yantai City In a orphanage, </text:span><text:span text:style-name="T34">newborn twins abandoned in a cardboard box. </text:span></text:p>
      <text:p text:style-name="P44">USB Cable, USB Interface, DM equals to Data Minus, DP is the abbreviation of Data Plus. </text:p>
      <text:p text:style-name="P45">AI encyclopedia of Electric Circuit,k AI encyclopedia of Electric Circuit. </text:p>
      <text:p text:style-name="P46">Watt, Kilowatt, Megawatt, Gigawatt. <text:span text:style-name="T35">This photovoltaic cell produces 24 megawatts. </text:span></text:p>
      <text:p text:style-name="P47">1 kilowatt, 1 megawatt, 1 gigawatt. This photovoltaic cell produces 24 megawatts. </text:p>
      <text:p text:style-name="P48">Overcharge, what happens if you overcharge a battery? <text:s/><text:span text:style-name="T36">What happens if you overcharge a battery? <text:s/>Deep discharge, deep discharge, the depth of discharge, </text:span><text:span text:style-name="T37">the depth of discharge, </text:span><text:span text:style-name="T38">design a simple circuit to protect batteries from deep discharge. </text:span></text:p>
      <text:p text:style-name="P49">Wood ear, tree ear, <text:span text:style-name="T39">You can always find wood ears in China supermarket. </text:span></text:p>
      <text:p text:style-name="P50">Car rental companies, <text:span text:style-name="T40">How to rent a car in Dubai. <text:s/>Car rental companies, how to rent a car in Dubai.</text:span></text:p>
      <text:p text:style-name="P51">The best ranking car rental companies in US. </text:p>
      <text:p text:style-name="P52">Cut the lemon in half and squeeze the juice into a bowl. <text:span text:style-name="T41">Cut the lemon in half and squeeze the juice into a bowl. </text:span></text:p>
      <text:p text:style-name="P53">Turkey’s disaster agency reported that four earthquakes struck Istanbul within 45 minutes. With the strongest reaching a magnitude of 7.7. <text:s/></text:p>
      <text:p text:style-name="P54">Turkey’s disaster agency reported that four earthquakes struck Istanbul within 45 minutes with the strongest reaching a magnitude of 7.7.</text:p>
      <text:p text:style-name="P55">7.7 magnitude earthquake happened in Yunnan Province. 7.7 magnitude earthquake happened in Yunnan province.</text:p>
      <text:p text:style-name="P56">Technician, automotive technician . Automotive technician .</text:p>
      <text:p text:style-name="P57">CNC Precision Machining. CNC Precision Machining. Computer Numerical Control. Computer Numerical Control. </text:p>
      <text:p text:style-name="P58">Take a knee, take a knee, <text:span text:style-name="T42">I take a knee and ask her, will you marry me? </text:span></text:p>
      <text:p text:style-name="P59">More than 4 out of 5 Koreans aged from 25 to 35 are unmarried. <text:span text:style-name="T43">More than 4 out of 5 Koreans aged from 25 to 35 are unmarried. </text:span></text:p>
      <text:p text:style-name="P60">He was arrested from driving wrong way in China. </text:p>
      <text:p text:style-name="P61">Falcon, SpaceX launched Falcon 9 rocket. <text:s/>SpaceX launched Falcon 9 rocket. </text:p>
      <text:p text:style-name="P62">Scallop, scallop, <text:span text:style-name="T44">22 best scallop recipes and ideas. </text:span></text:p>
      <text:p text:style-name="P63">Supernatural phenomenon, <text:span text:style-name="T45">paranormal phenomenon, </text:span><text:span text:style-name="T46">15 examples of paranormal phenomenon proven to be real. <text:s text:c="2"/></text:span><text:span text:style-name="T47">15 examples of paranormal phenomenon proven to be real. </text:span></text:p>
      <text:p text:style-name="P64">It’s quiz time. It’s quiz time. It’s quiz time. </text:p>
      <text:p text:style-name="P65">How to stay positive when scolding your children? <text:s/>Her mother scolded her for breaking her favorite vase. </text:p>
      <text:p text:style-name="P66">If you suspect dishonesty of your wife, first admonish her. Her mother admonished him for eating too quickly. </text:p>
      <text:p text:style-name="P67">Power outage, how long will the power outage last? <text:s/><text:span text:style-name="T48">Storms caused power outage in hundreds of home last night. </text:span><text:span text:style-name="T49">Storms caused power outage in hundred of homes last night. </text:span></text:p>
      <text:p text:style-name="P68">Diode IV characteristic, leakage current, inrush current, operating current, diode IV characteristic. </text:p>
      <text:p text:style-name="P69">Leakage current, operating current, inrush current. Peak current. </text:p>
      <text:p text:style-name="P69">Lamborghini, <text:s/>Lamborghini, Lamborghini. <text:s/><text:span text:style-name="T50">A Gorgeous Car Brand, A Gorgeous Car brand. </text:span></text:p>
      <text:p text:style-name="P70"><text:soft-page-break/>Scallop, scallop, scallop, 22 best scallop recipes and ideas.</text:p>
      <text:p text:style-name="P71">Atlanta City in US, Detroit City in US. Atlanta City in US, Detroit City in US.</text:p>
      <text:p text:style-name="P72">Bladder, human organ, urine, urinary, man urinary system kidneys with bladder, bladder infection symptoms and early detection. <text:span text:style-name="T51">Bladder infection symptoms and early detection. </text:span></text:p>
      <text:p text:style-name="P73">Followers of Islam are known as Muslims. Followers of Islam are known as Muslims. </text:p>
      <text:p text:style-name="P74">Keep your personal life private, Don’t advertise your happy marriage on social media. Don’t advertise your children achievement on social media. Don’t advertise your expensive buys on social media. </text:p>
      <text:p text:style-name="P75">The reality is, not everyone is going to be happy for you. Most of the nice comments you get are fake. <text:span text:style-name="T52">You will only attract evil eyes on you and your family. <text:s/>You don’t who is saving your photos and checking your updates. </text:span></text:p>
      <text:p text:style-name="P76">What is a starter solenoid? Magnetic field in solenoid, solenoid valve. <text:span text:style-name="T53">A comprehensive understanding the starter solenoid structure, working principle, design and application. </text:span></text:p>
      <text:p text:style-name="P77">Unscrew, how to unscrew a screw without a screwdriver? <text:span text:style-name="T54">How to unscrew a screw without a screwdriver? </text:span></text:p>
      <text:p text:style-name="P78">On plane, all snacks and drinks are complimentary. <text:s/><text:span text:style-name="T55">The power of complementary colors. </text:span></text:p>
      <text:p text:style-name="P79">On plane, all drinks and snacks are complimentary, the power of complementary colors, complementary MOSFET array. </text:p>
      <text:p text:style-name="P80">How does a farmer count his cows? <text:s/>How does a farmer count his cows? </text:p>
      <text:p text:style-name="P81">Life in USA, salary 5000$ per month, rent, income tax, grocery bill, gasoline, car insurance, electricity bill, water bill, phone bill, eating out, shopping, money left 61$</text:p>
      <text:p text:style-name="P82">Vitamin B2, 90 capsules, 3 months supply. Vitamin B2, 90 capsules, 3 months supply.</text:p>
      <text:p text:style-name="P83">Bullfighting, bullfighter, is bullfighting cruel to the bull? Is bullfighting cruel to the bull? </text:p>
      <text:p text:style-name="P84">Air crash, air strike. <text:s/><text:span text:style-name="T56">Air crash, air strike, car crash, car accident, car crash, car accident. </text:span></text:p>
      <text:p text:style-name="P85">Summer break, winter break, winter break is almost over, school starts next week. <text:span text:style-name="T57">Summer break is almost over, school starts next week. </text:span></text:p>
      <text:p text:style-name="P86">Abduct, abduction, kidnap, kidnapping. <text:span text:style-name="T58">Kidnappers abducted the child from a playground. <text:s/></text:span><text:span text:style-name="T59">The company director was abducted from his car by terrorists. </text:span></text:p>
      <text:p text:style-name="P87">SOS equals to Save Our Ship, or Save Our Souls. <text:span text:style-name="T60">Morse code, three dots, three dashes, three dots. </text:span></text:p>
      <text:p text:style-name="P88">Electric Vehicle, Plug In Hybrid Electric Vehicle. <text:span text:style-name="T61">Extended Range Electric Vehicle.</text:span></text:p>
      <text:p text:style-name="P89">It isn’t wise to tell Iranian Nation to surrender. <text:span text:style-name="T62">It isn’t wise to Iranian Nation to surrender. </text:span></text:p>
      <text:p text:style-name="P90">30% Safety Margin, 30% Safety Margin. <text:s/><text:span text:style-name="T63">A margin of safety percentage of 30% ~ 50% are acceptable. </text:span></text:p>
      <text:p text:style-name="P91">You spend roughly one third of your life asleep. <text:span text:style-name="T64">You spend roughly one-third of your life asleep. </text:span></text:p>
      <text:p text:style-name="P92">Rough speaking, it’s 7 million population in Yantai City. Roughly speaking, it’s 7 million population in Yantai City. </text:p>
      <text:p text:style-name="P93">Auxiliary service, auxiliary Nurse, The Auxiliary Function. </text:p>
      <text:p text:style-name="P94">7.7 magnitude earthquake happened in Yunnan Province. <text:span text:style-name="T65">7.7 magnitude earthquake happened in Yunnan province.</text:span></text:p>
      <text:p text:style-name="P95">He drives fast <text:span text:style-name="T66">to hospital </text:span>disregard the traffic lights. <text:s/><text:span text:style-name="T66">He drives fast to hospital disregard the traffic signals. </text:span></text:p>
      <text:p text:style-name="P96">Fuel gauge, <text:span text:style-name="T67">fuel gauge, use a thermometer to gauge the temperature, fuel gauge. </text:span></text:p>
      <text:p text:style-name="P97">Which living person do you admire most? I admire <text:span text:style-name="T68">anyone</text:span> who contributes to the world. </text:p>
      <text:p text:style-name="P98">Which living person do you admire most? I admire anyone who contribute to the world. </text:p>
      <text:p text:style-name="P99">Angle, angle, angle, you are my angel. You are my angel.</text:p>
      <text:p text:style-name="P100">Senior High school entrance examination, persist come on! Persist come on! </text:p>
      <text:p text:style-name="P101">Positive edge, positive edge, negative edge, negative, </text:p>
      <text:p text:style-name="P102">Israel announcement to all our clients worldwide, following the decision of the France government to restrict our participation at Paris Air Show, we have decided to transfer the demonstration to Tehran. You are all welcome to view our products. </text:p>
      <text:p text:style-name="P103"><text:soft-page-break/>Israel announcement to all our clients worldwide, following the decision of the France government to restrict our participation at Paris Air show, we have decided to transfer the demonstration to Tehran. You are all welcome to view our products. </text:p>
      <text:p text:style-name="P104">Dowry and money, <text:span text:style-name="T69">dowry and money, bride and groom, can a bride determine what a groom wears? </text:span></text:p>
      <text:p text:style-name="P105">The bride the groom posed for pictures outside the church. </text:p>
      <text:p text:style-name="P106">Targeted killings continue in Iran, targeted killings in Iran must stop. </text:p>
      <text:p text:style-name="P107">Mammal animals, human, dogs, dolphins are all mammals. <text:span text:style-name="T70">Warm blooded animals, cold blooded animals. </text:span></text:p>
      <text:p text:style-name="P108">Aerodynamic air flow engineering, aerodynamic air flow engineering. </text:p>
      <text:p text:style-name="P109">Sydney, A large city in Australia, Where is Sydney, Sydney Location in Australia Map.</text:p>
      <text:p text:style-name="P110">Ultrasonic plastic plastic welding machine, ultrasonic plastic plastic welding machine. </text:p>
      <text:p text:style-name="P111">Don’t step on the manhole cover. <text:span text:style-name="T71">Don’t step on the manhole cover. </text:span><text:span text:style-name="T72">It was the US captain who throw out the manhole cover and hit the car. It was the US captain who throw out the manhole cover and hit the car. </text:span></text:p>
      <text:p text:style-name="P112">Override, overridden, override, overridden, <text:span text:style-name="T73">my suggestion was overridden by my boss. </text:span><text:span text:style-name="T74">My suggestion was overridden by my boss. </text:span></text:p>
      <text:p text:style-name="P113">Par-time nanny service in Dubai, part-time nanny service in Dubai. <text:span text:style-name="T75">The importance of having a nanny. <text:s/></text:span><text:span text:style-name="T76">The benefits of hiring a nanny, </text:span><text:span text:style-name="T77">the benefits of hiring a nanny. </text:span></text:p>
      <text:p text:style-name="P114">Rising edge, falling edge, rising edge, falling edge. <text:span text:style-name="T78">Positive edge, negative edge. </text:span></text:p>
      <text:p text:style-name="P115">The whole city was submerged in only 2 hours. <text:s/><text:span text:style-name="T79">The whole city was submerged in only 2 hours. </text:span></text:p>
      <text:p text:style-name="P116">Submarine, submarine, submersible, submersible. <text:s/><text:span text:style-name="T80">The submarine submerged when the enemy plane were sighted. </text:span></text:p>
      <text:p text:style-name="P117">Incredible giant cactus in Mexico desert, <text:span text:style-name="T81">incredible giant cactus in Mexico desert. </text:span></text:p>
      <text:p text:style-name="P118">Patience is a virtue. Patience is a virtue. </text:p>
      <text:p text:style-name="P119">Nigeria, Nigeria, Nigeria Country, Nigeria Nation.</text:p>
      <text:p text:style-name="P120">Chestnut, chestnut, the man in the street was selling roast chestnut. <text:s/>The man in the street was selling roast chestnut. </text:p>
      <text:p text:style-name="P121">Gray level image to pseudo color transform, <text:s/><text:span text:style-name="T82">gray level image to pseudo color transform. </text:span><text:span text:style-name="T83">Pseudo color image. Pseudo color image. </text:span></text:p>
      <text:p text:style-name="P122">Go big or go home. Go big or go home. </text:p>
      <text:p text:style-name="P123">The insurance company paid him some money to compensate for his accident. <text:span text:style-name="T84">The insurance company paid him some money to compensate for his accident. </text:span></text:p>
      <text:p text:style-name="P124">First <text:span text:style-name="T85">person </text:span>perspective view, first person point view. </text:p>
      <text:p text:style-name="P125">AC electric<text:span text:style-name="T86">al</text:span> characteristic. DC electri<text:span text:style-name="T86">cal</text:span> characteristic. <text:s/><text:span text:style-name="T87">IO resistance characteristic. </text:span></text:p>
      <text:p text:style-name="P126">Omelet making machine, is eating two omelet healthy? </text:p>
      <text:p text:style-name="P127">As far as I know, the deadline is tomorrow. <text:span text:style-name="T88">As far as I know, she hasn’t arrived yet. </text:span></text:p>
      <text:p text:style-name="P128">As far as I know, she is still in the country.</text:p>
      <text:p text:style-name="P129">In China, people burn joss paper to deceased relatives in Qingming festival and hungry ghost festival. <text:s/><text:span text:style-name="T89">In China, people burn joss paper to deceased relatives in Qingming festival and hungry ghost festival. </text:span></text:p>
      <text:p text:style-name="P130">What is simple past tense? <text:span text:style-name="T90">The past tense of teach is taught. </text:span><text:span text:style-name="T91">The past tense of buy is bought. </text:span></text:p>
      <text:p text:style-name="P131">How often to replace kitchen sponge? How often to replace kitchen sponge? </text:p>
      <text:p text:style-name="P131">Sponge absorb water, sponge absorb water. </text:p>
      <text:p text:style-name="P132">Beetroot, beetroot benefits and nutritional value. </text:p>
      <text:p text:style-name="P133">Turing sorrow into joy. <text:span text:style-name="T92">He expressed his sorrow to his friend’s death. </text:span></text:p>
      <text:p text:style-name="P134">Humiliate, humiliation, she faced humiliation from villagers. <text:s/>She faced humiliation from village<text:span text:style-name="T93">rs.</text:span></text:p>
      <text:p text:style-name="P135">What’s the last four digits of your phone number? My phone number ends in 6239. <text:s/><text:span text:style-name="T94">please recharge it to my credit card ending in 6239. </text:span></text:p>
      <text:p text:style-name="P136">Cambodia, A southeast Asia Country. <text:span text:style-name="T95">Cambodia , A southeast Asia country. Cambodia. Cambodia. Cambodia. </text:span></text:p>
      <text:p text:style-name="P137">Canteen, bakery, canteen bakery. <text:s/><text:span text:style-name="T96">My life is so poor and miserable, I will starting working </text:span><text:span text:style-name="T97">in</text:span><text:span text:style-name="T96"> canteen and bakery. <text:s/></text:span><text:span text:style-name="T98">My life is so poor and miserable, I will start working in canteen and miserable. </text:span></text:p>
      <text:p text:style-name="P138"><text:soft-page-break/>Under Canadian law, all marriages must be <text:span text:style-name="T99">monogamous. Under Canadian law, all marriages must be monogamous. </text:span></text:p>
      <text:p text:style-name="P139"><text:span text:style-name="T100">Elon Musk’s transgender daughter, Elon Musk’s transgender daughter. </text:span></text:p>
      <text:p text:style-name="P139"><text:span text:style-name="T99"><text:s/></text:span></text:p>
      <text:p text:style-name="P140"/>
      <text:p text:style-name="P136"/>
      <text:p text:style-name="P136"/>
      <text:p text:style-name="P136"/>
      <text:p text:style-name="P136"/>
      <text:p text:style-name="P130"/>
      <text:p text:style-name="P130"/>
      <text:p text:style-name="P130"/>
      <text:p text:style-name="P130"/>
      <text:p text:style-name="P126"/>
      <text:p text:style-name="P125"/>
      <text:p text:style-name="P125"/>
      <text:p text:style-name="P124"/>
      <text:p text:style-name="P121"/>
      <text:p text:style-name="P121"/>
      <text:p text:style-name="P121"/>
      <text:p text:style-name="P121"/>
      <text:p text:style-name="P121"/>
      <text:p text:style-name="P116"/>
      <text:p text:style-name="P109"/>
      <text:p text:style-name="P109"/>
      <text:p text:style-name="P109"/>
      <text:p text:style-name="P109"/>
      <text:p text:style-name="P109"/>
      <text:p text:style-name="P103"/>
      <text:p text:style-name="P103"/>
      <text:p text:style-name="P103"/>
      <text:p text:style-name="P98"/>
      <text:p text:style-name="P98"/>
      <text:p text:style-name="P98"/>
      <text:p text:style-name="P98"/>
      <text:p text:style-name="P98"/>
      <text:p text:style-name="P98"/>
      <text:p text:style-name="P97"/>
      <text:p text:style-name="P96"/>
      <text:p text:style-name="P96"/>
      <text:p text:style-name="P95"/>
      <text:p text:style-name="P91"/>
      <text:p text:style-name="P86"/>
      <text:p text:style-name="P86"/>
      <text:p text:style-name="P80"/>
      <text:p text:style-name="P80"/>
      <text:p text:style-name="P80"/>
      <text:p text:style-name="P80"/>
      <text:p text:style-name="P75"/>
      <text:p text:style-name="P72"/>
      <text:p text:style-name="P69"/>
      <text:p text:style-name="P65"/>
      <text:p text:style-name="P65"><text:soft-page-break/></text:p>
      <text:p text:style-name="P65"/>
      <text:p text:style-name="P65"/>
      <text:p text:style-name="P65"/>
      <text:p text:style-name="P65"/>
      <text:p text:style-name="P57"/>
      <text:p text:style-name="P56"/>
      <text:p text:style-name="P56"/>
      <text:p text:style-name="P56"/>
      <text:p text:style-name="P56"/>
      <text:p text:style-name="P56"/>
      <text:p text:style-name="P56"/>
      <text:p text:style-name="P56"/>
      <text:p text:style-name="P56"/>
      <text:p text:style-name="P56"/>
      <text:p text:style-name="P54"/>
      <text:p text:style-name="P54"/>
      <text:p text:style-name="P54"/>
      <text:p text:style-name="P47"/>
      <text:p text:style-name="P47"/>
      <text:p text:style-name="P47"/>
      <text:p text:style-name="P44"/>
      <text:p text:style-name="P43"/>
      <text:p text:style-name="P42"/>
      <text:p text:style-name="P40"/>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5"/>
      <text:p text:style-name="P34"/>
      <text:p text:style-name="P31"><text:s/></text:p>
      <text:p text:style-name="P21"/>
      <text:p text:style-name="P21"/>
      <text:p text:style-name="P21"><text:soft-page-break/></text:p>
      <text:p text:style-name="P19"/>
      <text:p text:style-name="P19"/>
      <text:p text:style-name="P19"/>
      <text:p text:style-name="P19"/>
      <text:p text:style-name="P19"/>
      <text:p text:style-name="P19"/>
      <text:p text:style-name="P19"/>
      <text:p text:style-name="P19"/>
      <text:p text:style-name="P19"/>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7T19:03:19.160587576</meta:creation-date>
    <dc:date>2025-06-28T12:27:50.752173196</dc:date>
    <meta:editing-duration>PT2H28M42S</meta:editing-duration>
    <meta:editing-cycles>250</meta:editing-cycles>
    <meta:generator>LibreOffice/24.8.7.2$Linux_X86_64 LibreOffice_project/480$Build-2</meta:generator>
    <meta:document-statistic meta:table-count="0" meta:image-count="0" meta:object-count="0" meta:page-count="7" meta:paragraph-count="146" meta:word-count="2344" meta:character-count="14891" meta:non-whitespace-character-count="12530"/>
  </office:meta>
</office:document-meta>
</file>